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8.51mm"/>
    </style:style>
    <style:style style:name="co2" style:family="table-column">
      <style:table-column-properties fo:break-before="auto" style:column-width="87.77mm"/>
    </style:style>
    <style:style style:name="co3" style:family="table-column">
      <style:table-column-properties fo:break-before="auto" style:column-width="49.5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Schoolrank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rnegie Mellon Universit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ssachusetts Institute of Technolog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nford Universit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niversity of California—​Berkele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niversity of Illinois—​Urbana-​Champaign</text:p>
          </table:table-cell>
          <table:table-cell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string" calcext:value-type="string">
            <text:p>Cornell University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University of Washington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Princeton University</text:p>
          </table:table-cell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string" calcext:value-type="string">
            <text:p>Georgia Institute of Technology</text:p>
          </table:table-cell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string" calcext:value-type="string">
            <text:p>University of Texas—​Austin</text:p>
          </table:table-cell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string" calcext:value-type="string">
            <text:p>California Institute of Technology</text:p>
          </table:table-cell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string" calcext:value-type="string">
            <text:p>University of Wisconsin—​Madison</text:p>
          </table:table-cell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string" calcext:value-type="string">
            <text:p>University of California—​Los Angeles</text:p>
          </table:table-cell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string" calcext:value-type="string">
            <text:p>University of Michigan—​Ann Arbor</text:p>
          </table:table-cell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string" calcext:value-type="string">
            <text:p>Columbia Universit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niversity of California—​San Dieg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niversity of Maryland—​College Park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arvard University</text:p>
          </table:table-cell>
          <table:table-cell office:value-type="float" office:value="3.9" calcext:value-type="float">
            <text:p>3.9</text:p>
          </table:table-cell>
          <table:table-cell/>
        </table:table-row>
        <table:table-row table:style-name="ro1">
          <table:table-cell office:value-type="string" calcext:value-type="string">
            <text:p>University of Pennsylvania</text:p>
          </table:table-cell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string" calcext:value-type="string">
            <text:p>Brown University</text:p>
          </table:table-cell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string" calcext:value-type="string">
            <text:p>Purdue University—​West Lafayette</text:p>
          </table:table-cell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string" calcext:value-type="string">
            <text:p>Rice University</text:p>
          </table:table-cell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string" calcext:value-type="string">
            <text:p>University of Southern California</text:p>
          </table:table-cell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string" calcext:value-type="string">
            <text:p>Yale University</text:p>
          </table:table-cell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string" calcext:value-type="string">
            <text:p>Duke University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string" calcext:value-type="string">
            <text:p>University of Massachusetts—​Amherst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string" calcext:value-type="string">
            <text:p>University of North Carolina—​Chapel Hill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string" calcext:value-type="string">
            <text:p>Johns Hopkins University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New York University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string" calcext:value-type="string">
            <text:p>Pennsylvania State University—​University Park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string" calcext:value-type="string">
            <text:p>University of California—​Irvine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string" calcext:value-type="string">
            <text:p>University of Minnesota—​Twin Cities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string" calcext:value-type="string">
            <text:p>University of Virginia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string" calcext:value-type="string">
            <text:p>Northwestern University</text:p>
          </table:table-cell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string" calcext:value-type="string">
            <text:p>Ohio State University</text:p>
          </table:table-cell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string" calcext:value-type="string">
            <text:p>Rutgers <text:s/>The State University of New Jersey—​New Brunswick</text:p>
          </table:table-cell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string" calcext:value-type="string">
            <text:p>University of California—​Davis</text:p>
          </table:table-cell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string" calcext:value-type="string">
            <text:p>University of California—​Santa Barbara</text:p>
          </table:table-cell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string" calcext:value-type="string">
            <text:p>University of Chicago</text:p>
          </table:table-cell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string" calcext:value-type="string">
            <text:p>Dartmouth College</text:p>
          </table:table-cell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string" calcext:value-type="string">
            <text:p>Stony Brook University—​SUNY</text:p>
          </table:table-cell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string" calcext:value-type="string">
            <text:p>Texas A&amp;M University—​College Station</text:p>
          </table:table-cell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string" calcext:value-type="string">
            <text:p>University of Arizona</text:p>
          </table:table-cell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string" calcext:value-type="string">
            <text:p>University of Colorado—​Boulder</text:p>
          </table:table-cell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string" calcext:value-type="string">
            <text:p>University of Utah</text:p>
          </table:table-cell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string" calcext:value-type="string">
            <text:p>Virginia Tech</text:p>
          </table:table-cell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string" calcext:value-type="string">
            <text:p>Washington University in St. Louis</text:p>
          </table:table-cell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string" calcext:value-type="string">
            <text:p>Arizona State Universit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oston Universit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orth Carolina State Universit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niversity of Florid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diana University—​Bloomington</text:p>
          </table:table-cell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string" calcext:value-type="string">
            <text:p>Rensselaer Polytechnic Institute</text:p>
          </table:table-cell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string" calcext:value-type="string">
            <text:p>University of Pittsburgh</text:p>
          </table:table-cell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string" calcext:value-type="string">
            <text:p>University of Rochester</text:p>
          </table:table-cell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string" calcext:value-type="string">
            <text:p>Michigan State University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string" calcext:value-type="string">
            <text:p>University of California—​Riverside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string" calcext:value-type="string">
            <text:p>University of California—​Santa Cruz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string" calcext:value-type="string">
            <text:p>Vanderbilt University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string" calcext:value-type="string">
            <text:p>Northeastern University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string" calcext:value-type="string">
            <text:p>University of Illinois—​Chicago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string" calcext:value-type="string">
            <text:p>University of Notre Dame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string" calcext:value-type="string">
            <text:p>Iowa State University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string" calcext:value-type="string">
            <text:p>University at Buffalo—​SUNY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string" calcext:value-type="string">
            <text:p>University of Iowa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string" calcext:value-type="string">
            <text:p>University of Oregon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string" calcext:value-type="string">
            <text:p>George Mason University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Oregon State University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Syracuse University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Case Western Reserve University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College of William and Mary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Colorado State University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Naval Postgraduate School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New York University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Tufts University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University of Delaware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University of Maryland—​Baltimore County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University of Nebraska—​Lincoln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University of Tennessee—​Knoxville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University of Texas—​Dallas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Washington State University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Brandeis University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string" calcext:value-type="string">
            <text:p>Clemson University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string" calcext:value-type="string">
            <text:p>CUNY Graduate School and University Center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string" calcext:value-type="string">
            <text:p>Florida State University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string" calcext:value-type="string">
            <text:p>George Washington University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string" calcext:value-type="string">
            <text:p>University of Connecticut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string" calcext:value-type="string">
            <text:p>University of Kansas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string" calcext:value-type="string">
            <text:p>University of New Mexico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string" calcext:value-type="string">
            <text:p>Auburn University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Brigham Young University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Drexel University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Kansas State University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New Jersey Institute of Technology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Oregon Health and Science University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University of Central Florida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University of Georgia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University of Kentucky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University of Texas—​Arlington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Worcester Polytechnic Institute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Colorado School of Mines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Illinois Institute of Technology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Lehigh University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Louisiana State University—​Baton Rouge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Stevens Institute of Technology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University at Albany—​SUNY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University of Houston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University of Missouri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University of North Carolina—​Charlotte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University of South Carolina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University of South Florida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Binghamton University—​SUN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orgia State Universi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ssouri University of Science &amp; Technolog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uthern Methodist Universi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emple Universi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y of Cincinnat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y of Oklahom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ayne State Universi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est Virginia Universi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ir Force Institute of Technology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laremont Graduate University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DePaul University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Florida Atlantic University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Florida Institute of Technology</text:p>
          </table:table-cell>
          <table:table-cell office:value-type="string" calcext:value-type="string">
            <text:p>N/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2T20:05:01.266034016</dc:date>
    <meta:editing-duration>PT7M40S</meta:editing-duration>
    <meta:editing-cycles>2</meta:editing-cycles>
    <meta:generator>LibreOffice/4.4.2.2$Linux_X86_64 LibreOffice_project/40m0$Build-2</meta:generator>
    <meta:document-statistic meta:table-count="1" meta:cell-count="250" meta:object-count="0"/>
  </office:meta>
</office:document-meta>
</file>